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cripts/javascript/Library1/parcel-descriptor.xml" manifest:media-type=""/>
  <manifest:file-entry manifest:full-path="Scripts/javascript/Library1/Macro1.js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598in"/>
    </style:style>
    <style:style style:name="co4" style:family="table-column">
      <style:table-column-properties fo:break-before="auto" style:column-width="3.3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</text:p>
          </table:table-cell>
          <table:table-cell table:formula="of:=COM.MICROSOFT.CONCAT(&quot;Animals &quot;; ROW())" office:value-type="string" office:string-value="Animals 1" calcext:value-type="string">
            <text:p>Animals 1</text:p>
          </table:table-cell>
          <table:table-cell table:number-matrix-columns-spanned="2" table:number-matrix-rows-spanned="1" table:formula="of:=SELECTRANDOM([.$A$2:.$A$12]; 2)" office:value-type="string" office:string-value="canary" calcext:value-type="string">
            <text:p>canary</text:p>
          </table:table-cell>
          <table:table-cell office:value-type="string" office:string-value="robin" calcext:value-type="string">
            <text:p>robin</text:p>
          </table:table-cell>
          <table:table-cell table:number-columns-repeated="9"/>
          <table:table-cell table:formula="of:=COM.MICROSOFT.CONCAT(&quot;(&quot;&quot;&quot;; COM.MICROSOFT.TEXTJOIN(&quot;&quot;&quot;,&quot;&quot;&quot;; 1; [.C1:.M1]); &quot;&quot;&quot;)&quot;)" office:value-type="string" office:string-value="(&quot;canary&quot;,&quot;robin&quot;)" calcext:value-type="string">
            <text:p>("canary","robin")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formula="of:=COM.MICROSOFT.CONCAT(&quot;Animals &quot;; ROW())" office:value-type="string" office:string-value="Animals 2" calcext:value-type="string">
            <text:p>Animals 2</text:p>
          </table:table-cell>
          <table:table-cell table:style-name="ce1" table:number-matrix-columns-spanned="3" table:number-matrix-rows-spanned="1" table:formula="of:=SELECTRANDOM([.$A$1:.$A$11]; 3; [.$C$1:.$E1])" office:value-type="string" office:string-value="bird" calcext:value-type="string">
            <text:p>bird</text:p>
          </table:table-cell>
          <table:table-cell table:style-name="ce1" office:value-type="string" office:string-value="cat" calcext:value-type="string">
            <text:p>cat</text:p>
          </table:table-cell>
          <table:table-cell table:style-name="ce1" office:value-type="string" office:string-value="crow" calcext:value-type="string">
            <text:p>crow</text:p>
          </table:table-cell>
          <table:table-cell table:number-columns-repeated="8"/>
          <table:table-cell table:formula="of:=COM.MICROSOFT.CONCAT(&quot;(&quot;&quot;&quot;; COM.MICROSOFT.TEXTJOIN(&quot;&quot;&quot;,&quot;&quot;&quot;; 1; [.C2:.M2]); &quot;&quot;&quot;)&quot;)" office:value-type="string" office:string-value="(&quot;bird&quot;,&quot;cat&quot;,&quot;crow&quot;)" calcext:value-type="string">
            <text:p>("bird","cat","crow")</text:p>
          </table:table-cell>
        </table:table-row>
        <table:table-row table:style-name="ro1">
          <table:table-cell office:value-type="string" calcext:value-type="string">
            <text:p>canary</text:p>
          </table:table-cell>
          <table:table-cell table:formula="of:=COM.MICROSOFT.CONCAT(&quot;Animals &quot;; ROW())" office:value-type="string" office:string-value="Animals 3" calcext:value-type="string">
            <text:p>Animals 3</text:p>
          </table:table-cell>
          <table:table-cell table:style-name="ce1" table:number-matrix-columns-spanned="3" table:number-matrix-rows-spanned="1" table:formula="of:=SELECTRANDOM([.$A$1:.$A$11]; 3; [.$C$1:.$E2])" office:value-type="string" office:string-value="gerbil" calcext:value-type="string">
            <text:p>gerbil</text:p>
          </table:table-cell>
          <table:table-cell table:style-name="ce1" office:value-type="string" office:string-value="flamingo" calcext:value-type="string">
            <text:p>flamingo</text:p>
          </table:table-cell>
          <table:table-cell table:style-name="ce1" office:value-type="string" office:string-value="snake" calcext:value-type="string">
            <text:p>snake</text:p>
          </table:table-cell>
          <table:table-cell table:number-columns-repeated="8"/>
          <table:table-cell table:formula="of:=COM.MICROSOFT.CONCAT(&quot;(&quot;&quot;&quot;; COM.MICROSOFT.TEXTJOIN(&quot;&quot;&quot;,&quot;&quot;&quot;; 1; [.C3:.M3]); &quot;&quot;&quot;)&quot;)" office:value-type="string" office:string-value="(&quot;gerbil&quot;,&quot;flamingo&quot;,&quot;snake&quot;)" calcext:value-type="string">
            <text:p>("gerbil","flamingo","snake")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formula="of:=COM.MICROSOFT.CONCAT(&quot;Animals &quot;; ROW())" office:value-type="string" office:string-value="Animals 4" calcext:value-type="string">
            <text:p>Animals 4</text:p>
          </table:table-cell>
          <table:table-cell table:style-name="ce1" table:number-matrix-columns-spanned="3" table:number-matrix-rows-spanned="1" table:formula="of:=SELECTRANDOM([.$A$1:.$A$11]; 3; [.$C$1:.$E2])" office:value-type="string" office:string-value="gerbil" calcext:value-type="string">
            <text:p>gerbil</text:p>
          </table:table-cell>
          <table:table-cell table:style-name="ce1" office:value-type="string" office:string-value="fox" calcext:value-type="string">
            <text:p>fox</text:p>
          </table:table-cell>
          <table:table-cell table:style-name="ce1" office:value-type="string" office:string-value="snake" calcext:value-type="string">
            <text:p>snake</text:p>
          </table:table-cell>
          <table:table-cell table:number-columns-repeated="8"/>
          <table:table-cell table:formula="of:=COM.MICROSOFT.CONCAT(&quot;(&quot;&quot;&quot;; COM.MICROSOFT.TEXTJOIN(&quot;&quot;&quot;,&quot;&quot;&quot;; 1; [.C4:.M4]); &quot;&quot;&quot;)&quot;)" office:value-type="string" office:string-value="(&quot;gerbil&quot;,&quot;fox&quot;,&quot;snake&quot;)" calcext:value-type="string">
            <text:p>("gerbil","fox","snake")</text:p>
          </table:table-cell>
        </table:table-row>
        <table:table-row table:style-name="ro1">
          <table:table-cell office:value-type="string" calcext:value-type="string">
            <text:p>crow</text:p>
          </table:table-cell>
          <table:table-cell table:formula="of:=COM.MICROSOFT.CONCAT(&quot;Animals &quot;; ROW())" office:value-type="string" office:string-value="Animals 5" calcext:value-type="string">
            <text:p>Animals 5</text:p>
          </table:table-cell>
          <table:table-cell table:number-matrix-columns-spanned="3" table:number-matrix-rows-spanned="1" table:formula="of:=FLATTENARRAY([.E2:.E4])" office:value-type="string" office:string-value="crow" calcext:value-type="string">
            <text:p>crow</text:p>
          </table:table-cell>
          <table:table-cell office:value-type="string" office:string-value="snake" calcext:value-type="string">
            <text:p>snake</text:p>
          </table:table-cell>
          <table:table-cell office:value-type="string" office:string-value="snake" calcext:value-type="string">
            <text:p>snake</text:p>
          </table:table-cell>
          <table:table-cell table:number-columns-repeated="8"/>
          <table:table-cell table:formula="of:=COM.MICROSOFT.CONCAT(&quot;(&quot;&quot;&quot;; COM.MICROSOFT.TEXTJOIN(&quot;&quot;&quot;,&quot;&quot;&quot;; 1; [.C5:.M5]); &quot;&quot;&quot;)&quot;)" office:value-type="string" office:string-value="(&quot;crow&quot;,&quot;snake&quot;,&quot;snake&quot;)" calcext:value-type="string">
            <text:p>("crow","snake","snake")</text:p>
          </table:table-cell>
        </table:table-row>
        <table:table-row table:style-name="ro1">
          <table:table-cell office:value-type="string" calcext:value-type="string">
            <text:p>flamingo</text:p>
          </table:table-cell>
          <table:table-cell table:formula="of:=COM.MICROSOFT.CONCAT(&quot;Animals &quot;; ROW())" office:value-type="string" office:string-value="Animals 6" calcext:value-type="string">
            <text:p>Animals 6</text:p>
          </table:table-cell>
          <table:table-cell table:number-matrix-columns-spanned="4" table:number-matrix-rows-spanned="1" table:formula="of:=FLATTENARRAY([.D1:.D4])" office:value-type="string" office:string-value="robin" calcext:value-type="string">
            <text:p>robin</text:p>
          </table:table-cell>
          <table:table-cell office:value-type="string" office:string-value="cat" calcext:value-type="string">
            <text:p>cat</text:p>
          </table:table-cell>
          <table:table-cell office:value-type="string" office:string-value="flamingo" calcext:value-type="string">
            <text:p>flamingo</text:p>
          </table:table-cell>
          <table:table-cell office:value-type="string" office:string-value="fox" calcext:value-type="string">
            <text:p>fox</text:p>
          </table:table-cell>
          <table:table-cell table:number-columns-repeated="7"/>
          <table:table-cell table:formula="of:=COM.MICROSOFT.CONCAT(&quot;(&quot;&quot;&quot;; COM.MICROSOFT.TEXTJOIN(&quot;&quot;&quot;,&quot;&quot;&quot;; 1; [.C6:.M6]); &quot;&quot;&quot;)&quot;)" office:value-type="string" office:string-value="(&quot;robin&quot;,&quot;cat&quot;,&quot;flamingo&quot;,&quot;fox&quot;)" calcext:value-type="string">
            <text:p>("robin","cat","flamingo","fox")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table:formula="of:=COM.MICROSOFT.CONCAT(&quot;Animals &quot;; ROW())" office:value-type="string" office:string-value="Animals 7" calcext:value-type="string">
            <text:p>Animals 7</text:p>
          </table:table-cell>
          <table:table-cell table:number-matrix-columns-spanned="4" table:number-matrix-rows-spanned="1" table:formula="of:=FLATTENARRAY([.C1:.C4])" office:value-type="string" office:string-value="canary" calcext:value-type="string">
            <text:p>canary</text:p>
          </table:table-cell>
          <table:table-cell office:value-type="string" office:string-value="bird" calcext:value-type="string">
            <text:p>bird</text:p>
          </table:table-cell>
          <table:table-cell office:value-type="string" office:string-value="gerbil" calcext:value-type="string">
            <text:p>gerbil</text:p>
          </table:table-cell>
          <table:table-cell office:value-type="string" office:string-value="gerbil" calcext:value-type="string">
            <text:p>gerbil</text:p>
          </table:table-cell>
          <table:table-cell table:number-columns-repeated="7"/>
          <table:table-cell table:formula="of:=COM.MICROSOFT.CONCAT(&quot;(&quot;&quot;&quot;; COM.MICROSOFT.TEXTJOIN(&quot;&quot;&quot;,&quot;&quot;&quot;; 1; [.C7:.M7]); &quot;&quot;&quot;)&quot;)" office:value-type="string" office:string-value="(&quot;canary&quot;,&quot;bird&quot;,&quot;gerbil&quot;,&quot;gerbil&quot;)" calcext:value-type="string">
            <text:p>("canary","bird","gerbil","gerbil")</text:p>
          </table:table-cell>
        </table:table-row>
        <table:table-row table:style-name="ro1">
          <table:table-cell office:value-type="string" calcext:value-type="string">
            <text:p>gerbil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robin</text:p>
          </table:table-cell>
          <table:table-cell table:number-columns-repeated="6"/>
          <table:table-cell table:formula="of:=COM.MICROSOFT.CONCAT(&quot;(&quot;&quot;&quot;; COM.MICROSOFT.TEXTJOIN(&quot;&quot;&quot;,&quot;&quot;&quot;; 1; [.C8:.M8]); &quot;&quot;&quot;)&quot;)" office:value-type="string" office:string-value="(&quot;bird&quot;,&quot;canary&quot;,&quot;crow&quot;,&quot;flamingo&quot;,&quot;robin&quot;)" calcext:value-type="string">
            <text:p>("bird","canary","crow","flamingo","robin")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Mammal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gerbil</text:p>
          </table:table-cell>
          <table:table-cell table:number-columns-repeated="7"/>
          <table:table-cell table:formula="of:=COM.MICROSOFT.CONCAT(&quot;(&quot;&quot;&quot;; COM.MICROSOFT.TEXTJOIN(&quot;&quot;&quot;,&quot;&quot;&quot;; 1; [.C9:.M9]); &quot;&quot;&quot;)&quot;)" office:value-type="string" office:string-value="(&quot;bat&quot;,&quot;cat&quot;,&quot;fox&quot;,&quot;gerbil&quot;)" calcext:value-type="string">
            <text:p>("bat","cat","fox","gerbil"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Reptile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urtle</text:p>
          </table:table-cell>
          <table:table-cell table:number-columns-repeated="9"/>
          <table:table-cell table:formula="of:=COM.MICROSOFT.CONCAT(&quot;(&quot;&quot;&quot;; COM.MICROSOFT.TEXTJOIN(&quot;&quot;&quot;,&quot;&quot;&quot;; 1; [.C10:.M10]); &quot;&quot;&quot;)&quot;)" office:value-type="string" office:string-value="(&quot;Snake&quot;,&quot;Turtle&quot;)" calcext:value-type="string">
            <text:p>("Snake","Turtle")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All animals</text:p>
          </table:table-cell>
          <table:table-cell table:number-matrix-columns-spanned="11" table:number-matrix-rows-spanned="1" table:formula="of:=FLATTENARRAY([.A1:.A11])" office:value-type="string" office:string-value="bat" calcext:value-type="string">
            <text:p>bat</text:p>
          </table:table-cell>
          <table:table-cell office:value-type="string" office:string-value="bird" calcext:value-type="string">
            <text:p>bird</text:p>
          </table:table-cell>
          <table:table-cell office:value-type="string" office:string-value="canary" calcext:value-type="string">
            <text:p>canary</text:p>
          </table:table-cell>
          <table:table-cell office:value-type="string" office:string-value="cat" calcext:value-type="string">
            <text:p>cat</text:p>
          </table:table-cell>
          <table:table-cell office:value-type="string" office:string-value="crow" calcext:value-type="string">
            <text:p>crow</text:p>
          </table:table-cell>
          <table:table-cell office:value-type="string" office:string-value="flamingo" calcext:value-type="string">
            <text:p>flamingo</text:p>
          </table:table-cell>
          <table:table-cell office:value-type="string" office:string-value="fox" calcext:value-type="string">
            <text:p>fox</text:p>
          </table:table-cell>
          <table:table-cell office:value-type="string" office:string-value="gerbil" calcext:value-type="string">
            <text:p>gerbil</text:p>
          </table:table-cell>
          <table:table-cell office:value-type="string" office:string-value="robin" calcext:value-type="string">
            <text:p>robin</text:p>
          </table:table-cell>
          <table:table-cell office:value-type="string" office:string-value="snake" calcext:value-type="string">
            <text:p>snake</text:p>
          </table:table-cell>
          <table:table-cell office:value-type="string" office:string-value="turtle" calcext:value-type="string">
            <text:p>turtle</text:p>
          </table:table-cell>
          <table:table-cell table:formula="of:=COM.MICROSOFT.CONCAT(&quot;(&quot;&quot;&quot;; COM.MICROSOFT.TEXTJOIN(&quot;&quot;&quot;,&quot;&quot;&quot;; 1; [.C11:.M11]); &quot;&quot;&quot;)&quot;)" office:value-type="string" office:string-value="(&quot;bat&quot;,&quot;bird&quot;,&quot;canary&quot;,&quot;cat&quot;,&quot;crow&quot;,&quot;flamingo&quot;,&quot;fox&quot;,&quot;gerbil&quot;,&quot;robin&quot;,&quot;snake&quot;,&quot;turtle&quot;)" calcext:value-type="string">
            <text:p>("bat","bird","canary","cat","crow","flamingo","fox","gerbil","robin","snake","turtle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7:59:32.339550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0:26:15.155393474</meta:creation-date>
    <dc:date>2021-01-28T18:07:56.799187433</dc:date>
    <meta:editing-duration>PT4H26M2S</meta:editing-duration>
    <meta:editing-cycles>98</meta:editing-cycles>
    <meta:generator>LibreOffice/7.0.4.2$Linux_X86_64 LibreOffice_project/00$Build-2</meta:generator>
    <meta:document-statistic meta:table-count="1" meta:cell-count="7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DeleteElement(x, ByRef MyList())
    Dim i As Integer, el As Integer
    Dim Result() As String

	If UBound(MyList) - LBound(MyList) = 0 Then
		DeleteElement = Result
		Exit Function
	End If

	z1 = LBound(MyList)
	z2 = UBOUND(MyList)
    ReDim Result(LBound(MyList) To (UBound(MyList)-1))

    For i = LBound(MyList) To UBound(MyList)
        If x = MyList(i) Then
            el = i
            Exit For
        End If
    Next i

    For i = LBound(MyList) To UBound(Result)
        If i &lt; el Then
            Result(i) = MyList(i)
        Else
            Result(i) = MyList(i + 1)
        End If
    Next i
    
    DeleteElement = Result
End Function

Function FlattenArray(valueRange as Range)
	sizeX = ubound(valueRange) - lbound(valueRange) + 1
	sizeY = ubound(valueRange, 2) - lbound(valueRange, 2) + 1
	finalSize = sizeX*sizeY
	
	dim values(1 to (sizeX*sizeY))
	
	For i = lbound(valueRange) to ubound(valueRange)
		For j = lbound(valueRange, 2) to ubound(valueRange, 2)
			idx = (i-lbound(valueRange)) * sizeY + (j - lbound(valueRange, 2))
			values(1 + idx) = valueRange(i, j)
		Next
	Next
	
	FlattenArray = values
End Function

Function SelectRandom(valueRange as Range, number as Integer, Optional excludeRange as Range)
	values = FlattenArray(valueRange)
	If Not IsMissing(excludeRange) Then
		excludeValues = FlattenArray(excludeRange)
		
		For i = LBound(excludeValues) to UBound(excludeValues)
			values = DeleteElement(excludeValues(i), values)
		Next
	End If

	dim selected(1 to number)
	
	for i = 1 to number
		idx = 1 + int(RND() * (ubound(values)-lbound(values)))
		selected(i) = values(idx)
		Values = DeleteElement(Selected(i), Values)
	Next
	
	SelectRandom = selected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